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5caf1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officeooo:rsid="0005caf1"/>
    </style:style>
    <style:style style:name="T3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officeooo:rsid="0005b68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2">comet-pv1-sku4</text:span></text:p>
      <text:p text:style-name="P7"><text:span text:style-name="T4">--SN: </text:span><text:span text:style-name="T3">73622p10du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3118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4:40:57.072621594</dc:date>
    <dc:creator>xiaojun </dc:creator>
    <meta:editing-duration>PT22M28S</meta:editing-duration>
    <meta:editing-cycles>5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12" meta:non-whitespace-character-count="1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3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11-15" calcext:value-type="date">
            <text:p>2013-11-1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11-16" calcext:value-type="date">
            <text:p>2013-1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11-17" calcext:value-type="date">
            <text:p>2013-11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11-18" calcext:value-type="date">
            <text:p>2013-11-18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11-19" calcext:value-type="date">
            <text:p>2013-11-19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11-20" calcext:value-type="date">
            <text:p>2013-11-2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11-20" calcext:value-type="date">
            <text:p>2013-11-2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11-20" calcext:value-type="date">
            <text:p>2013-11-2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11-20" calcext:value-type="date">
            <text:p>2013-11-2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11-20" calcext:value-type="date">
            <text:p>2013-11-2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11-20" calcext:value-type="date">
            <text:p>2013-11-2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11-20" calcext:value-type="date">
            <text:p>2013-11-2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11-20" calcext:value-type="date">
            <text:p>2013-11-2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11-20" calcext:value-type="date">
            <text:p>2013-11-2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11-21" calcext:value-type="date">
            <text:p>2013-11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3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4:39:20.308983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